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ab3b74" officeooo:paragraph-rsid="01ab3b7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08fb6" officeooo:paragraph-rsid="01808fb6"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737d9" officeooo:paragraph-rsid="018ad19f"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867f03"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b206fe" style:font-size-asian="12pt" style:font-style-asian="normal" style:font-weight-asian="normal" style:font-size-complex="12pt" style:font-style-complex="normal" style:font-weight-complex="normal"/>
    </style:style>
    <style:style style:name="P8"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bc5146" officeooo:paragraph-rsid="01bc5146"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b206fe" officeooo:paragraph-rsid="01b206fe" style:font-size-asian="12pt" style:font-style-asian="normal" style:font-weight-asian="normal" style:font-size-complex="12pt" style:font-style-complex="normal" style:font-weight-complex="normal"/>
    </style:style>
    <style:style style:name="P10"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b02ca6" officeooo:paragraph-rsid="01b02ca6"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bd6ab0" officeooo:paragraph-rsid="01bd6ab0"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b02ca6" officeooo:paragraph-rsid="01b206fe" style:font-size-asian="14pt" style:font-style-asian="normal" style:font-weight-asian="bold" style:font-size-complex="14pt" style:font-style-complex="normal" style:font-weight-complex="bold"/>
    </style:style>
    <style:style style:name="P13"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b02ca6" officeooo:paragraph-rsid="01bd6ab0" style:font-size-asian="14pt" style:font-style-asian="normal" style:font-weight-asian="bold" style:font-size-complex="14pt" style:font-style-complex="normal" style:font-weight-complex="bold"/>
    </style:style>
    <style:style style:name="P14"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8ad19f" officeooo:paragraph-rsid="018ad19f" style:font-size-asian="14pt" style:font-style-asian="normal" style:font-weight-asian="bold" style:font-size-complex="14pt" style:font-style-complex="normal" style:font-weight-complex="bold"/>
    </style:style>
    <style:style style:name="P15"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1bf536e" style:font-size-asian="10pt" style:font-weight-asian="normal" style:font-size-complex="10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1a4c306" officeooo:paragraph-rsid="01b4949a" style:font-size-asian="8.75pt" style:font-style-asian="normal" style:font-weight-asian="normal" style:font-size-complex="10pt" style:font-style-complex="normal" style:font-weight-complex="normal"/>
    </style:style>
    <style:style style:name="P17" style:family="paragraph" style:parent-style-name="Standard" style:list-style-name="L1">
      <style:paragraph-properties fo:margin-top="0.4cm" fo:margin-bottom="0cm" loext:contextual-spacing="false" fo:text-align="start" style:justify-single-word="false"/>
      <style:text-properties style:font-name="Liberation Serif" fo:font-size="12pt" fo:font-weight="normal" officeooo:rsid="01b02ca6" officeooo:paragraph-rsid="01b02ca6" style:font-size-asian="12pt" style:font-weight-asian="normal" style:font-size-complex="12pt" style:font-weight-complex="normal"/>
    </style:style>
    <style:style style:name="P18" style:family="paragraph" style:parent-style-name="Standard" style:list-style-name="L1">
      <style:paragraph-properties fo:margin-top="0.4cm" fo:margin-bottom="0cm" loext:contextual-spacing="false" fo:text-align="start" style:justify-single-word="false"/>
      <style:text-properties style:font-name="Liberation Serif" fo:font-size="12pt" fo:font-weight="normal" officeooo:rsid="01b206fe" officeooo:paragraph-rsid="01b206fe" style:font-size-asian="12pt" style:font-weight-asian="normal" style:font-size-complex="12pt" style:font-weight-complex="normal"/>
    </style:style>
    <style:style style:name="P19" style:family="paragraph" style:parent-style-name="Standard" style:list-style-name="L1">
      <style:paragraph-properties fo:margin-top="0.4cm" fo:margin-bottom="0cm" loext:contextual-spacing="false" fo:text-align="start" style:justify-single-word="false"/>
      <style:text-properties style:font-name="Liberation Serif" fo:font-size="12pt" fo:font-weight="normal" officeooo:rsid="01b32ed7" officeooo:paragraph-rsid="01b4949a" style:font-size-asian="12pt" style:font-weight-asian="normal" style:font-size-complex="12pt" style:font-weight-complex="normal"/>
    </style:style>
    <style:style style:name="P20" style:family="paragraph" style:parent-style-name="Standard" style:list-style-name="L1">
      <style:paragraph-properties fo:margin-top="0.4cm" fo:margin-bottom="0cm" loext:contextual-spacing="false" fo:text-align="start" style:justify-single-word="false"/>
      <style:text-properties style:font-name="Liberation Serif" fo:font-size="12pt" fo:font-weight="normal" officeooo:rsid="01b32ed7" officeooo:paragraph-rsid="01b71ee0" style:font-size-asian="12pt" style:font-weight-asian="normal" style:font-size-complex="12pt" style:font-weight-complex="normal"/>
    </style:style>
    <style:style style:name="P21" style:family="paragraph" style:parent-style-name="Standard" style:list-style-name="L1">
      <style:paragraph-properties fo:margin-top="0.4cm" fo:margin-bottom="0cm" loext:contextual-spacing="false" fo:text-align="start" style:justify-single-word="false"/>
      <style:text-properties style:font-name="Liberation Serif" fo:font-size="12pt" fo:font-weight="normal" officeooo:rsid="01b899c5" officeooo:paragraph-rsid="01b899c5" style:font-size-asian="12pt" style:font-weight-asian="normal" style:font-size-complex="12pt" style:font-weight-complex="normal"/>
    </style:style>
    <style:style style:name="P22" style:family="paragraph" style:parent-style-name="Standard" style:list-style-name="L1">
      <style:paragraph-properties fo:margin-top="0.4cm" fo:margin-bottom="0cm" loext:contextual-spacing="false" fo:text-align="start" style:justify-single-word="false"/>
      <style:text-properties style:font-name="Liberation Serif" fo:font-size="12pt" fo:font-weight="normal" officeooo:rsid="01b71ee0" officeooo:paragraph-rsid="01b71ee0" style:font-size-asian="12pt" style:font-weight-asian="normal" style:font-size-complex="12pt" style:font-weight-complex="normal"/>
    </style:style>
    <style:style style:name="P23" style:family="paragraph" style:parent-style-name="Standard" style:list-style-name="L1">
      <style:paragraph-properties fo:margin-top="0.4cm" fo:margin-bottom="0cm" loext:contextual-spacing="false" fo:text-align="start" style:justify-single-word="false"/>
      <style:text-properties style:font-name="Liberation Serif" fo:font-size="12pt" fo:font-style="normal" fo:font-weight="normal" officeooo:rsid="01b02ca6" officeooo:paragraph-rsid="01b02ca6"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margin-top="0.4cm" fo:margin-bottom="0cm" loext:contextual-spacing="false" fo:text-align="start" style:justify-single-word="false"/>
      <style:text-properties style:font-name="Liberation Serif" fo:font-size="12pt" fo:font-style="normal" fo:font-weight="normal" officeooo:rsid="01b02ca6" officeooo:paragraph-rsid="01b206fe"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margin-top="0.4cm" fo:margin-bottom="0cm" loext:contextual-spacing="false" fo:text-align="start" style:justify-single-word="false"/>
      <style:text-properties style:font-name="Liberation Serif" fo:font-size="12pt" fo:font-style="normal" fo:font-weight="normal" officeooo:rsid="01b5aa9d" officeooo:paragraph-rsid="01b71ee0" style:font-size-asian="12pt" style:font-style-asian="normal" style:font-weight-asian="normal" style:font-size-complex="12pt" style:font-style-complex="normal" style:font-weight-complex="normal"/>
    </style:style>
    <style:style style:name="P26" style:family="paragraph" style:parent-style-name="Standard" style:list-style-name="L1">
      <style:paragraph-properties fo:margin-top="0.4cm" fo:margin-bottom="0cm" loext:contextual-spacing="false" fo:text-align="start" style:justify-single-word="false"/>
      <style:text-properties style:font-name="Liberation Serif" fo:font-size="12pt" fo:font-style="normal" fo:font-weight="normal" officeooo:rsid="01b71ee0" officeooo:paragraph-rsid="01b71ee0"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top="0.4cm" fo:margin-bottom="0cm" loext:contextual-spacing="false" fo:text-align="start" style:justify-single-word="false"/>
      <style:text-properties style:font-name="Liberation Serif" fo:font-size="12pt" fo:font-style="normal" fo:font-weight="normal" officeooo:rsid="01bc5146" officeooo:paragraph-rsid="01bc5146" style:font-size-asian="12pt" style:font-style-asian="normal" style:font-weight-asian="normal" style:font-size-complex="12pt" style:font-style-complex="normal"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b4949a" officeooo:paragraph-rsid="01b4949a" style:font-size-asian="12pt" style:font-style-asian="normal" style:font-weight-asian="normal" style:font-size-complex="12pt" style:font-style-complex="normal"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08d8b17" officeooo:paragraph-rsid="01a4c306" style:font-size-asian="10pt" style:font-style-asian="normal" style:font-weight-asian="normal" style:font-size-complex="10pt" style:font-style-complex="normal"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b02ca6"/>
    </style:style>
    <style:style style:name="T2" style:family="text">
      <style:text-properties officeooo:rsid="010c8db9"/>
    </style:style>
    <style:style style:name="T3" style:family="text">
      <style:text-properties fo:font-weight="bold" style:font-weight-asian="bold" style:font-weight-complex="bold"/>
    </style:style>
    <style:style style:name="T4" style:family="text">
      <style:text-properties fo:font-weight="bold" officeooo:rsid="01b206fe" style:font-weight-asian="bold" style:font-weight-complex="bold"/>
    </style:style>
    <style:style style:name="T5" style:family="text">
      <style:text-properties officeooo:rsid="01b206fe"/>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1b206fe" style:font-size-asian="12pt" style:font-weight-asian="normal" style:font-size-complex="12pt" style:font-weight-complex="normal"/>
    </style:style>
    <style:style style:name="T8" style:family="text">
      <style:text-properties fo:font-size="12pt" officeooo:rsid="01b206fe"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1b4949a" style:font-style-asian="normal" style:font-style-complex="normal"/>
    </style:style>
    <style:style style:name="T11" style:family="text">
      <style:text-properties fo:font-style="normal" officeooo:rsid="01b5aa9d" style:font-style-asian="normal" style:font-style-complex="normal"/>
    </style:style>
    <style:style style:name="T12" style:family="text">
      <style:text-properties fo:font-style="normal" officeooo:rsid="00840c47" style:font-style-asian="normal" style:font-style-complex="normal"/>
    </style:style>
    <style:style style:name="T13" style:family="text">
      <style:text-properties fo:font-style="normal" officeooo:rsid="01815551"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1b4949a" style:font-style-asian="normal" style:font-weight-asian="bold" style:font-style-complex="normal" style:font-weight-complex="bold"/>
    </style:style>
    <style:style style:name="T16" style:family="text">
      <style:text-properties fo:font-style="normal" fo:font-weight="bold" officeooo:rsid="01b5aa9d" style:font-style-asian="normal" style:font-weight-asian="bold" style:font-style-complex="normal" style:font-weight-complex="bold"/>
    </style:style>
    <style:style style:name="T17" style:family="text">
      <style:text-properties officeooo:rsid="01b32ed7"/>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 dieser Unterrichtseinheit sollst du die Folien für deinen Vortrag erstellen. </text:p>
      <text:p text:style-name="P11">Lies zunächst die Hinweise und bearbeite anschließend die Aufgabe.</text:p>
      <text:p text:style-name="P11"/>
      <text:p text:style-name="P13">Reihenfolge</text:p>
      <text:p text:style-name="P10"/>
      <text:p text:style-name="P10">Die Reihenfolge deiner Folien entspricht im Wesentlichen der Struktur, die du in der vorigen Unterrichtseinheit erarbeitet hast. Es gibt dazu noch einige besondere Folien:</text:p>
      <text:list xml:id="list3825683428" text:style-name="L1">
        <text:list-item>
          <text:p text:style-name="P17"><text:span text:style-name="T3">Titelfolie</text:span><text:line-break/>Zeigt das Thema in großer Schrift, ggf. mit Bild. Die Titelfolie kann auch den / die Autoren nennen und das Datum der Präsentation, aber das ist kein Muss. Das Datum macht z.B. nur dann Sinn, wenn man die Präsentation nur einmal halten möchte.</text:p>
        </text:list-item>
        <text:list-item>
          <text:p text:style-name="P23"><text:span text:style-name="T3">Gliederung</text:span><text:line-break/>Auf dieser Folie kann man die einzelnen „Kapitel“ der Präsentation auflisten. Das ist aber nur bei langen Vorträgen (z.B. eine einstündige Vorlesung an der Uni) sinnvoll. <text:span text:style-name="T5">Für</text:span> eine<text:span text:style-name="T5">n</text:span> 10 <text:span text:style-name="T5">bis</text:span> 15‑minütigem Vortrag wie in eurem Fall braucht es keine Gliederung, sie würde den Vortrag nur unnötig in die Länge ziehen.</text:p>
        </text:list-item>
        <text:list-item>
          <text:p text:style-name="P23"><text:span text:style-name="T3">Folien für den Inhalt der Präsentation</text:span><text:line-break/>Es folgt der eigentliche Inhalt, der aus mehreren Folien besteht (jeweils eine pro Abschnitt).<text:line-break/>Zur Gestaltung dieser Folien: siehe weiter unten.</text:p>
        </text:list-item>
        <text:list-item>
          <text:p text:style-name="P23"><text:span text:style-name="T4">Zusammenfassung</text:span><text:line-break/><text:span text:style-name="T5">Auf der vorletzten Folie kann man die wichtigsten Erkenntnisse des Vortrags in Stichpunkten zusammenfassen. Auch das ist eher für längere Vorträge nötig.</text:span></text:p>
        </text:list-item>
        <text:list-item>
          <text:p text:style-name="P24"><text:span text:style-name="T3">Quellen</text:span><text:line-break/>Die letzte Folie listet die Quellen auf, wo ihr den Inhalt recherchiert und die Bilder gefunden habt. Dabei wird jeweils die Quelle und der Weblink gezeigt, zum Beispiel:<text:line-break/>Foto Mainboard, https://de.wikipedia.org/Mainboard</text:p>
        </text:list-item>
      </text:list>
      <text:p text:style-name="P7"/>
      <text:p text:style-name="P6"/>
      <text:p text:style-name="P12">Gestaltung</text:p>
      <text:p text:style-name="P9"/>
      <text:p text:style-name="P12"><text:span text:style-name="T7">Das wichtigste Ziel in einem Vortrag ist, dass das Publikum </text:span><text:span text:style-name="T8">zuhört</text:span><text:span text:style-name="T7">. Diesem Ziel ist alles andere unterzuordnen. Die Aufmerksamkeit der Zuhörer kann man auf verschiedene Art und Weise erreichen. Dazu gehört, wie man vorträgt (Präsenz, Humor usw.) - dazu erfährst du mehr in der nächsten Unterrichtseinheit. Wichtig ist aber auch, wie die Folien gestaltet sind. <text:line-break/>Dazu</text:span><text:span text:style-name="T6"> nun einige </text:span><text:span text:style-name="T7">Hinweise und Tipps:</text:span></text:p>
      <text:list xml:id="list102520463532872" text:continue-numbering="true" text:style-name="L1">
        <text:list-item>
          <text:p text:style-name="P18"><text:span text:style-name="T3">Roter Faden</text:span><text:line-break/><text:span text:style-name="T17">Dein Vortrag sollte eine für die Zuhörer nachvollziehbare Reihenfolge haben (wie schon in der vorigen Unterrichtseinheit bemerkt).</text:span></text:p>
        </text:list-item>
        <text:list-item>
          <text:p text:style-name="P19"><text:span text:style-name="T14">Mehr reden als lesen</text:span><text:span text:style-name="T9"><text:line-break/>Ein Vortrag ist eine mündliche Erzählung. Die Folien sollen nur unterstützen, also z.B. </text:span><text:span text:style-name="T10">Fotos oder Diagramme</text:span><text:span text:style-name="T9"> zeigen, </text:span><text:span text:style-name="T10">die besser über die Augen aufzunehmen sind als über die Ohren.<text:line-break/>Folien sollten daher nur wenig Text enthalten – den kann</text:span><text:span text:style-name="T11">st</text:span><text:span text:style-name="T10"> </text:span><text:span text:style-name="T11">du</text:span><text:span text:style-name="T10"> ja erzählen.</text:span></text:p>
        </text:list-item>
      </text:list>
      <text:p text:style-name="P28"/>
      <text:p text:style-name="P16"/>
      <text:p text:style-name="P16"><draw:frame text:anchor-type="paragraph" draw:z-index="0" draw:name="Form1" draw:style-name="gr1" draw:text-style-name="P30" svg:width="1.795cm" svg:height="0.63cm" svg:x="15.198cm" svg:y="0.203cm"><draw:image xlink:href="Pictures/10000000000000580000001F196641809BB809C4.png" xlink:type="simple" xlink:show="embed" xlink:actuate="onLoad" loext:mime-type="image/png"><text:p/></draw:image></draw:frame></text:p>
      <text:p text:style-name="P15"><text:span text:style-name="T15">Autor: </text:span><text:span text:style-name="T10">Christian Pothmann – </text:span><text:a xlink:type="simple" xlink:href="https://cpothmann.de/" text:style-name="Internet_20_link" text:visited-style-name="Visited_20_Internet_20_Link"><text:span text:style-name="T10">c</text:span></text:a><text:a xlink:type="simple" xlink:href="https://cpothmann.de/" text:style-name="Internet_20_link" text:visited-style-name="Visited_20_Internet_20_Link"><text:span text:style-name="T12">pothmann.de</text:span></text:a><text:span text:style-name="T12">, f</text:span><text:span text:style-name="T10">reigegeben unter </text:span><text:a xlink:type="simple" xlink:href="https://creativecommons.org/licenses/by-nc-sa/4.0/" text:style-name="Internet_20_link" text:visited-style-name="Visited_20_Internet_20_Link"><text:span text:style-name="T10">CC BY-NC-SA 4.0</text:span></text:a><text:span text:style-name="T10">, </text:span><text:span text:style-name="T13">Februar 2022</text:span></text:p>
      <text:list xml:id="list102520586750120" text:continue-numbering="true" text:style-name="L1">
        <text:list-item>
          <text:p text:style-name="P20"><text:soft-page-break/><text:span text:style-name="T15">Kurze und wenige Stichpunkte</text:span><text:span text:style-name="T10"><text:line-break/>In Folien werden oft und gerne Stichpunkte aufgelistet. Das hilft meist eher der Person, die vorträgt, nichts zu vergessen, </text:span><text:span text:style-name="T11">als den Zuhörern</text:span><text:span text:style-name="T10">. Wenn du Stichpunkte verwendest, sollten sie kurz sein und gut zu lesen, und nicht zu viele auf einer Folie, sonst werden sie entweder gar nicht gelesen, oder die Zuhörer lesen nur und hören nicht mehr zu.<text:line-break/>Pro Folie sind maximal sechs Zeilen mit Stichpunkten zu empfehlen, mindestens in Schriftgröße 24 (besser noch größer). Du solltest keine ganzen Sätze formulieren, sondern so weit wie möglich kürzen, solange es noch verständlich ist, dann müssen die Zuhörer weniger lesen. Pro Stichpunkt kannst du ein wichtiges Wort fett hervorheben, dann findet man sich schneller zurecht.</text:span></text:p>
          <text:list>
            <text:list-item>
              <text:p text:style-name="P25">Ausnahme: In manchen Vorträgen ist es sinnvoll, über ein Zitat, z.B. einen berühmten Ausspruch eines Schriftstellers oder Philosophen zu sprechen. Dann kannst du nur dieses eine Zitat vollständig, groß und in der Mitte einer Folie platzieren.</text:p>
            </text:list-item>
          </text:list>
        </text:list-item>
        <text:list-item>
          <text:p text:style-name="P21"><text:span text:style-name="T16">P</text:span><text:span text:style-name="T14">assende Bilder</text:span><text:span text:style-name="T9"><text:line-break/>Bilder, Fotos und Diagramme helfen, den Vortrag besser zu verstehen und machen ihn interessanter – wenn sie zum Inhalt des Vortrags passen. Bilder sollten eine gute Qualität haben und nicht „pixelig“ aussehen. Du kannst auch Bilder und Text auf einer Folie zusammen unterbringen – dann sollte es aber nur wenig Text sein.</text:span></text:p>
        </text:list-item>
        <text:list-item>
          <text:p text:style-name="P21"><text:span text:style-name="T14">Leerräume</text:span><text:span text:style-name="T9"><text:line-break/>Eine Folie muss nicht ganz ausgefüllt sein – wie oben beschrieben, kannst du z.B. auch nur ein einzelnes Zitat auf eine Folie setzen – wenn es wichtig für den Vortrag ist und zum Nachdenken anregt.</text:span></text:p>
        </text:list-item>
        <text:list-item>
          <text:p text:style-name="P22"><text:span text:style-name="T15">E</text:span><text:span text:style-name="T14">inheitliche Gestaltung</text:span><text:span text:style-name="T9"><text:line-break/>Verwende ein einheitliches Design auf allen Folien: der Titel der Folie ist immer an der gleichen Stelle, ebenso die Foliennummer, es wird überall die gleiche Schriftart und -farbe verwendet, das Hintergrundbild ist auf jeder Folie sein, usw. Dabei sollten Farben, Hintergrund und Schriftart gut zueinander, und zum Thema des Vortrags passen.</text:span></text:p>
          <text:list>
            <text:list-item>
              <text:p text:style-name="P26">Ausnahme: Manchmal gibt es einen Grund, Folien unterschiedlich zu gestalten. Es könnte z.B. sein, dass du auf jeder Folie ein anderes Foto zeigst, und dann jeweils die Schriftfarbe an das Foto anpasst. Wenn der Vortrag über schöne Fotos wirken soll, wäre das eine sinnvolle Strategie.</text:p>
            </text:list-item>
          </text:list>
        </text:list-item>
        <text:list-item>
          <text:p text:style-name="P22"><text:span text:style-name="T14">Animation nur sparsam einsetzen</text:span><text:span text:style-name="T9"><text:line-break/>Wie schon in der Unterrichtseinheit dazu bemerkt, wird Animation nur selten gebraucht. <text:line-break/>Wenn du ohne Grund Animation einsetzt, lenkt das im Vortrag eher ab.</text:span></text:p>
        </text:list-item>
      </text:list>
      <text:p text:style-name="P4"/>
      <text:p text:style-name="P4"/>
      <text:p text:style-name="P14">Aufgabe</text:p>
      <text:p text:style-name="P5"/>
      <text:p text:style-name="P8">Erstelle die Folien für die Präsentation zu deinem Thema:</text:p>
      <text:list xml:id="list102520378941363" text:continue-numbering="true" text:style-name="L1">
        <text:list-item>
          <text:p text:style-name="P27">Beginne mit dem <text:span text:style-name="T3">Folienmaster</text:span>: Wähle ein Hintergrundbild, passe Größe und Position der Textfelder an, wähle eine Schriftart und Schriftgrößen für Titelzeile und Inhalt.</text:p>
        </text:list-item>
        <text:list-item>
          <text:p text:style-name="P27">Erstelle die <text:span text:style-name="T3">Folien</text:span> für deinen Vortrag, beginnend mit der Titelfolie, dann zu jedem Abschnitt eine oder zwei Folien, und zum Schluss eine Folie für die Quellenangabe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b3b74" officeooo:paragraph-rsid="01ab3b7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02ca6"/>
    </style:style>
    <style:style style:name="MT2" style:family="text">
      <style:text-properties officeooo:rsid="010c8db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Folien<text:span text:style-name="MT1">gestaltung</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TG – Präsentation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17T10:25:20.050000000</dc:date>
    <meta:editing-duration>P3DT12H26M57S</meta:editing-duration>
    <meta:editing-cycles>293</meta:editing-cycles>
    <meta:generator>LibreOffice/6.2.5.2$Windows_X86_64 LibreOffice_project/1ec314fa52f458adc18c4f025c545a4e8b22c159</meta:generator>
    <meta:document-statistic meta:table-count="1" meta:image-count="0" meta:object-count="0" meta:page-count="2" meta:paragraph-count="28" meta:word-count="803" meta:character-count="5226" meta:non-whitespace-character-count="4457"/>
  </office:meta>
</office:document-meta>
</file>